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de2c6"/>
    </style:style>
    <style:style style:name="P2" style:family="paragraph" style:parent-style-name="Standard" style:master-page-name="Standard">
      <style:paragraph-properties fo:text-align="justify" style:justify-single-word="false" style:page-number="auto"/>
      <style:text-properties officeooo:paragraph-rsid="000de2c6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0de2c6" style:font-name-complex="Times New Roman1"/>
    </style:style>
    <style:style style:name="T3" style:family="text">
      <style:text-properties style:font-name="Times New Roman" officeooo:rsid="000dfeee" style:font-name-complex="Times New Roman1"/>
    </style:style>
    <style:style style:name="T4" style:family="text">
      <style:text-properties style:font-name="Times New Roman" officeooo:rsid="000ef121" style:font-name-complex="Times New Roman1"/>
    </style:style>
    <style:style style:name="T5" style:family="text">
      <style:text-properties style:font-name="Times New Roman" officeooo:rsid="000f78aa" style:font-name-complex="Times New Roman1"/>
    </style:style>
    <style:style style:name="T6" style:family="text">
      <style:text-properties style:font-name="Times New Roman" officeooo:rsid="00111872" style:font-name-complex="Times New Roman1"/>
    </style:style>
    <style:style style:name="T7" style:family="text">
      <style:text-properties style:font-name="Times New Roman" officeooo:rsid="00120296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ear Sir or Madam,</text:span></text:p>
      <text:p text:style-name="P1"><text:span text:style-name="T1"><text:tab/>My name is </text:span><text:span text:style-name="T2">Sinan Emir KORKMAZ,</text:span><text:span text:style-name="T1"> I </text:span><text:span text:style-name="T2">graduated from</text:span><text:span text:style-name="T1"> Electrical and Electronics department of Middle East Technical University </text:span><text:span text:style-name="T2">with bachelor degree in 2018</text:span><text:span text:style-name="T1">. With writing this letter, I am applying to Master Degree of Electrical Engineering which is offered by METU.</text:span></text:p>
      <text:p text:style-name="P1"><text:span text:style-name="T1"><text:tab/></text:span><text:span text:style-name="T3">Since my childhood, I was always fascinated with the electronic devices. </text:span><text:span text:style-name="T4">I started with bulding the schematics from </text:span><text:span text:style-name="T3">th</text:span><text:span text:style-name="T4">e</text:span><text:span text:style-name="T3"> </text:span><text:span text:style-name="T4">Tubitak’s popular science magazine “Bilim ve Teknik” .They were designed to introduce the transistors, </text:span><text:span text:style-name="T5">voltage regulators, </text:span><text:span text:style-name="T4">timers </text:span><text:span text:style-name="T5">and etc/ to the reader. Also some of them contains microcontrollers. I was 12 years old when I started to learn programing. I was started with “Pic Basic Pro” and did basic projects with it.</text:span></text:p>
      <text:p text:style-name="P1"><text:span text:style-name="T5"><text:tab/>Before starting to my high school education, I started to learn “C”. At <text:s/>my first and second year of high school, I joined the Tubitak’s programming camps for National Computer Olympics. After that I </text:span><text:span text:style-name="T6">supported my personal education with the sites like projectEuler and topcoder.</text:span></text:p>
      <text:p text:style-name="P1"><text:span text:style-name="T6"><text:tab/>In my University Years, I was an active member of the IEEE student branches. </text:span><text:span text:style-name="T7">LOREM IPSUM</text:span></text:p>
      <text:p text:style-name="P1"><text:span text:style-name="T7"/></text:p>
      <text:p text:style-name="P1"><text:span text:style-name="T7"><text:tab/>After graduated, I started to work full-time in TUALCOM LTD. In here I worked on different multidisciplinary projec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09:11.556262071</meta:creation-date>
    <dc:date>2019-06-11T00:26:06.262882398</dc:date>
    <meta:editing-duration>PT16M32S</meta:editing-duration>
    <meta:editing-cycles>4</meta:editing-cycles>
    <meta:generator>LibreOffice/6.2.3.2$Linux_X86_64 LibreOffice_project/20$Build-2</meta:generator>
    <meta:document-statistic meta:table-count="0" meta:image-count="0" meta:object-count="0" meta:page-count="1" meta:paragraph-count="6" meta:word-count="195" meta:character-count="1208" meta:non-whitespace-character-count="1012"/>
  </office:meta>
</office:document-meta>
</file>